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0cc" officeooo:paragraph-rsid="001400cc"/>
    </style:style>
    <style:style style:name="P2" style:family="paragraph" style:parent-style-name="Standard">
      <style:text-properties officeooo:rsid="0014c2f3" officeooo:paragraph-rsid="0014c2f3"/>
    </style:style>
    <style:style style:name="P3" style:family="paragraph" style:parent-style-name="Standard">
      <style:text-properties officeooo:paragraph-rsid="0014c2f3"/>
    </style:style>
    <style:style style:name="P4" style:family="paragraph" style:parent-style-name="Text_20_body">
      <style:text-properties officeooo:rsid="0014c2f3" officeooo:paragraph-rsid="0016323a"/>
    </style:style>
    <style:style style:name="P5" style:family="paragraph" style:parent-style-name="Text_20_body">
      <style:paragraph-properties fo:margin-top="0cm" fo:margin-bottom="0cm" loext:contextual-spacing="false" fo:padding="0.049cm" fo:border="0.06pt solid #e1e5eb"/>
      <style:text-properties officeooo:paragraph-rsid="0016323a" loext:padding="0.049cm" loext:border="0.06pt solid #e1e5eb"/>
    </style:style>
    <style:style style:name="P6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7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officeooo:paragraph-rsid="0016323a"/>
    </style:style>
    <style:style style:name="P8" style:family="paragraph" style:parent-style-name="Text_20_body">
      <style:paragraph-properties fo:margin-top="0cm" fo:margin-bottom="0cm" loext:contextual-spacing="false" fo:padding="0.049cm" fo:border="0.06pt solid #e1e5eb"/>
      <style:text-properties officeooo:paragraph-rsid="0016323a"/>
    </style:style>
    <style:style style:name="T1" style:family="text">
      <style:text-properties officeooo:rsid="001400cc"/>
    </style:style>
    <style:style style:name="T2" style:family="text">
      <style:text-properties officeooo:rsid="0014c2f3"/>
    </style:style>
    <style:style style:name="T3" style:family="text">
      <style:text-properties fo:color="#e83e8c" style:font-name="SFMono-Regular" fo:font-size="10.5pt" loext:padding="0.049cm" loext:border="0.06pt solid #e1e5eb"/>
    </style:style>
    <style:style style:name="T4" style:family="text">
      <style:text-properties loext:padding="0.049cm" loext:border="0.06pt solid #e1e5eb"/>
    </style:style>
    <style:style style:name="T5" style:family="text">
      <style:text-properties fo:font-weight="bold" loext:padding="0.049cm" loext:border="0.06pt solid #e1e5eb"/>
    </style:style>
    <style:style style:name="T6" style:family="text">
      <style:text-properties officeooo:rsid="0016323a"/>
    </style:style>
    <style:style style:name="T7" style:family="text">
      <style:text-properties officeooo:rsid="0016323a" loext:padding="0.049cm" loext:border="0.06pt solid #e1e5eb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GUNTAS</text:p>
      <text:p text:style-name="P4"><text:span text:style-name="T4"/></text:p>
      <text:p text:style-name="P4"><text:span text:style-name="T7">1-</text:span><text:span text:style-name="T4">Navegue até a pasta </text:span><text:span text:style-name="Source_20_Text"><text:span text:style-name="T3">unix_tests</text:span></text:span><text:span text:style-name="T4"> ;</text:span></text:p>
      <text:list xml:id="list2189894641" text:style-name="L2">
        <text:list-header>
          <text:p text:style-name="P7"><text:span text:style-name="T7">2-</text:span><text:span text:style-name="T4">Crie um arquivo texto pelo terminal com o nome </text:span><text:span text:style-name="Source_20_Text"><text:span text:style-name="T3">skills2.txt</text:span></text:span><text:span text:style-name="T4"> e adicione os valores </text:span><text:span text:style-name="Source_20_Text"><text:span text:style-name="T3">Internet</text:span></text:span><text:span text:style-name="T4"> , </text:span><text:span text:style-name="Source_20_Text"><text:span text:style-name="T3">Unix</text:span></text:span><text:span text:style-name="T4"> e </text:span><text:span text:style-name="Source_20_Text"><text:span text:style-name="T3">Bash</text:span></text:span><text:span text:style-name="T4"> , um em cada linha.</text:span></text:p>
        </text:list-header>
      </text:list>
      <text:p text:style-name="P5"><text:span text:style-name="T6">3-</text:span>Adicione mais 5 itens à sua lista de skills e depois imprima a lista ordenada no terminal. 🤓</text:p>
      <text:list xml:id="list191723803903653" text:continue-numbering="true" text:style-name="L2">
        <text:list-header>
          <text:p text:style-name="P7"><text:span text:style-name="T7">4-</text:span><text:span text:style-name="T4">Conte quantas linhas tem o arquivo </text:span><text:span text:style-name="Source_20_Text"><text:span text:style-name="T3">skills2.txt</text:span></text:span><text:span text:style-name="T4"> .</text:span></text:p>
        </text:list-header>
      </text:list>
      <text:p text:style-name="P8"><text:span text:style-name="T7">5-</text:span><text:span text:style-name="T4">Crie um arquivo chamado </text:span><text:span text:style-name="Source_20_Text"><text:span text:style-name="T3">top_skills.txt</text:span></text:span><text:span text:style-name="T4"> usando o </text:span><text:span text:style-name="Source_20_Text"><text:span text:style-name="T3">skills2.txt</text:span></text:span><text:span text:style-name="T4"> , contendo as 3 primeiras skills em ordem alfabética.</text:span></text:p>
      <text:p text:style-name="P8"><text:span text:style-name="T7">6-</text:span><text:span text:style-name="T4">Crie um novo arquivo chamado </text:span><text:span text:style-name="Source_20_Text"><text:span text:style-name="T3">phrases2.txt</text:span></text:span><text:span text:style-name="T4"> pelo terminal e adicione algumas frases de sua escolha.</text:span></text:p>
      <text:list xml:id="list191722363811802" text:continue-numbering="true" text:style-name="L2">
        <text:list-header>
          <text:p text:style-name="P7"><text:span text:style-name="T7">7-</text:span><text:span text:style-name="T4">Conte o número de linhas que contêm as letras </text:span><text:span text:style-name="Source_20_Text"><text:span text:style-name="T3">br</text:span></text:span><text:span text:style-name="T4"> .</text:span></text:p>
          <text:p text:style-name="P7"><text:span text:style-name="T7">8-</text:span><text:span text:style-name="T4">Conte o número de linhas que </text:span><text:span text:style-name="Strong_20_Emphasis"><text:span text:style-name="T5">não </text:span></text:span><text:span text:style-name="T4">contêm as letras </text:span><text:span text:style-name="Source_20_Text"><text:span text:style-name="T3">br</text:span></text:span><text:span text:style-name="T4"> .</text:span></text:p>
          <text:p text:style-name="P7"><text:span text:style-name="T7">9-</text:span><text:span text:style-name="T4">Adicione dois nomes de países ao final do arquivo </text:span><text:span text:style-name="Source_20_Text"><text:span text:style-name="T3">phrases2.txt</text:span></text:span><text:span text:style-name="T4"> .</text:span></text:p>
        </text:list-header>
      </text:list>
      <text:p text:style-name="P8"><text:span text:style-name="T7">10-</text:span><text:span text:style-name="T4">Crie um novo arquivo chamado </text:span><text:span text:style-name="Source_20_Text"><text:span text:style-name="T3">bunch_of_things.txt</text:span></text:span><text:span text:style-name="T4"> com os conteúdos dos arquivos </text:span><text:span text:style-name="Source_20_Text"><text:span text:style-name="T3">phrases2.txt</text:span></text:span><text:span text:style-name="T4"> e </text:span><text:span text:style-name="Source_20_Text"><text:span text:style-name="T3">countries.txt</text:span></text:span></text:p>
      <text:list xml:id="list191723668625936" text:continue-numbering="true" text:style-name="L2">
        <text:list-header>
          <text:p text:style-name="P6"><text:span text:style-name="T7">11-</text:span><text:span text:style-name="T4">Ordene o arquivo </text:span><text:span text:style-name="Source_20_Text"><text:span text:style-name="T3">bunch_of_things.txt</text:span></text:span><text:span text:style-name="T4"> .</text:span></text:p>
        </text:list-header>
      </text:list>
      <text:p text:style-name="P2"/>
      <text:p text:style-name="Standard"/>
      <text:p text:style-name="Standard"><text:span text:style-name="T2">1- </text:span>tulio@tulio-IdeaPad-Gaming-3-15IMH05:~/trybe$ cd unix_tests</text:p>
      <text:p text:style-name="Standard"/>
      <text:p text:style-name="Standard"><text:span text:style-name="T2">2- </text:span>tulio@tulio-IdeaPad-Gaming-3-15IMH05:~/trybe/unix_tests$ cat &gt; skills2.txt</text:p>
      <text:p text:style-name="Standard">Internet</text:p>
      <text:p text:style-name="Standard">Unix</text:p>
      <text:p text:style-name="Standard">Bash</text:p>
      <text:p text:style-name="Standard"/>
      <text:p text:style-name="Standard"><text:span text:style-name="T2">3- </text:span>tulio@tulio-IdeaPad-Gaming-3-15IMH05:~/trybe/unix_tests$ cat &gt;&gt; skills2.txt</text:p>
      <text:p text:style-name="Standard">Kernell</text:p>
      <text:p text:style-name="Standard">Shell</text:p>
      <text:p text:style-name="Standard">Hardware</text:p>
      <text:p text:style-name="Standard">Software </text:p>
      <text:p text:style-name="Standard">String </text:p>
      <text:p text:style-name="Standard">tulio@tulio-IdeaPad-Gaming-3-15IMH05:~/trybe/unix_tests$ sort &lt; skills2.txt</text:p>
      <text:p text:style-name="Standard">Bash</text:p>
      <text:p text:style-name="Standard">Hardware</text:p>
      <text:p text:style-name="Standard">Internet</text:p>
      <text:p text:style-name="Standard">Kernell</text:p>
      <text:p text:style-name="Standard">Shell</text:p>
      <text:p text:style-name="Standard">Software </text:p>
      <text:p text:style-name="Standard">String </text:p>
      <text:p text:style-name="Standard">Unix</text:p>
      <text:p text:style-name="Standard"/>
      <text:p text:style-name="P3"><text:span text:style-name="T2">4-</text:span></text:p>
      <text:p text:style-name="P3">tulio@tulio-IdeaPad-Gaming-3-15IMH05:~/trybe/unix_tests$ wc -l skills2.txt</text:p>
      <text:p text:style-name="Standard">8 skills2.txt</text:p>
      <text:p text:style-name="Standard"><text:soft-page-break/></text:p>
      <text:p text:style-name="Standard"/>
      <text:p text:style-name="Standard"><text:span text:style-name="T2">5-</text:span>tulio@tulio-IdeaPad-Gaming-3-15IMH05:~/trybe/unix_tests$ sort &lt; skills2.txt | head -3 &gt; top_skills.txt <text:s/></text:p>
      <text:p text:style-name="Standard">tulio@tulio-IdeaPad-Gaming-3-15IMH05:~/trybe/unix_tests$ cat top_skills.txt</text:p>
      <text:p text:style-name="Standard">Bash</text:p>
      <text:p text:style-name="Standard">Hardware</text:p>
      <text:p text:style-name="Standard">Internet</text:p>
      <text:p text:style-name="Standard"/>
      <text:p text:style-name="Standard"><text:span text:style-name="T2">6</text:span>tulio@tulio-IdeaPad-Gaming-3-15IMH05:~/trybe/unix_tests$ cat &gt; phrases2.txt</text:p>
      <text:p text:style-name="Standard">A gata é grande</text:p>
      <text:p text:style-name="Standard">O patinho era feio</text:p>
      <text:p text:style-name="Standard">O rato subiu na mesa</text:p>
      <text:p text:style-name="Standard">Agua mole, pedra dura</text:p>
      <text:p text:style-name="Standard"/>
      <text:p text:style-name="Standard"><text:span text:style-name="T1">7- </text:span>tulio@tulio-IdeaPad-Gaming-3-15IMH05:~/trybe/unix_tests$ grep -i 'br' phrases2.txt | wc -l </text:p>
      <text:p text:style-name="Standard">0</text:p>
      <text:p text:style-name="Standard">tulio@tulio-IdeaPad-Gaming-3-15IMH05:~/trybe/unix_tests$ </text:p>
      <text:p text:style-name="Standard"/>
      <text:p text:style-name="Standard"><text:span text:style-name="T1">8- </text:span>tulio@tulio-IdeaPad-Gaming-3-15IMH05:~/trybe/unix_tests$ grep -iv 'br' phrases2.txt | wc -l </text:p>
      <text:p text:style-name="Standard">4</text:p>
      <text:p text:style-name="Standard">tulio@tulio-IdeaPad-Gaming-3-15IMH05:~/trybe/unix_tests$ </text:p>
      <text:p text:style-name="Standard"/>
      <text:p text:style-name="Standard"><text:span text:style-name="T1">9- </text:span>tulio@tulio-IdeaPad-Gaming-3-15IMH05:~/trybe/unix_tests$ cat &gt;&gt; phrases2.txt</text:p>
      <text:p text:style-name="Standard">Espanha</text:p>
      <text:p text:style-name="Standard">Argentina</text:p>
      <text:p text:style-name="Standard"/>
      <text:p text:style-name="P1">10- tulio@tulio-IdeaPad-Gaming-3-15IMH05:~/trybe/unix_tests$ cat phrases2.txt countries.txt &gt; bunch_of_things.txt</text:p>
      <text:p text:style-name="P1"/>
      <text:p text:style-name="P1">11- tulio@tulio-IdeaPad-Gaming-3-15IMH05:~/trybe/unix_tests$ sort bunch_of_things.txt &gt; bunch_of_things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9:04:24.738025777</meta:creation-date>
    <dc:date>2022-03-24T19:17:21.924997101</dc:date>
    <meta:editing-duration>PT5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6" meta:word-count="261" meta:character-count="2307" meta:non-whitespace-character-count="2092"/>
  </office:meta>
</office:document-meta>
</file>